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a4f0a" officeooo:paragraph-rsid="001a4f0a"/>
    </style:style>
    <style:style style:name="P2" style:family="paragraph" style:parent-style-name="Standard">
      <style:text-properties officeooo:rsid="001c1439" officeooo:paragraph-rsid="001c1439"/>
    </style:style>
    <style:style style:name="P3" style:family="paragraph" style:parent-style-name="Standard">
      <style:text-properties officeooo:rsid="001c6714" officeooo:paragraph-rsid="001c6714"/>
    </style:style>
    <style:style style:name="P4" style:family="paragraph" style:parent-style-name="Standard">
      <style:text-properties officeooo:rsid="001d314a" officeooo:paragraph-rsid="001d314a"/>
    </style:style>
    <style:style style:name="P5" style:family="paragraph" style:parent-style-name="Standard">
      <style:text-properties officeooo:rsid="001e8a89" officeooo:paragraph-rsid="001e8a89"/>
    </style:style>
    <style:style style:name="P6" style:family="paragraph" style:parent-style-name="Standard">
      <style:text-properties officeooo:rsid="001f1eff" officeooo:paragraph-rsid="001f1eff"/>
    </style:style>
    <style:style style:name="P7" style:family="paragraph" style:parent-style-name="Standard">
      <style:text-properties officeooo:rsid="0020059c" officeooo:paragraph-rsid="0020059c"/>
    </style:style>
    <style:style style:name="P8" style:family="paragraph" style:parent-style-name="Standard">
      <style:text-properties officeooo:rsid="0022f6ae" officeooo:paragraph-rsid="0022f6ae"/>
    </style:style>
    <style:style style:name="P9" style:family="paragraph" style:parent-style-name="Standard">
      <style:text-properties officeooo:rsid="00237bb1" officeooo:paragraph-rsid="00237bb1"/>
    </style:style>
    <style:style style:name="P10" style:family="paragraph" style:parent-style-name="Standard">
      <style:text-properties officeooo:rsid="0023ccb5" officeooo:paragraph-rsid="0023ccb5"/>
    </style:style>
    <style:style style:name="P11" style:family="paragraph" style:parent-style-name="Standard">
      <style:text-properties officeooo:rsid="00251a19" officeooo:paragraph-rsid="00251a19"/>
    </style:style>
    <style:style style:name="P12" style:family="paragraph" style:parent-style-name="Standard">
      <style:text-properties fo:color="#2a00ff" style:font-name="Monospace" fo:font-size="10pt" fo:font-style="italic" officeooo:rsid="00237bb1" officeooo:paragraph-rsid="00237bb1" style:font-size-asian="10pt" style:font-style-asian="italic"/>
    </style:style>
    <style:style style:name="P13" style:family="paragraph" style:parent-style-name="Standard">
      <style:text-properties officeooo:rsid="002554cf" officeooo:paragraph-rsid="002554cf"/>
    </style:style>
    <style:style style:name="P14" style:family="paragraph" style:parent-style-name="Standard">
      <style:text-properties officeooo:rsid="00266008" officeooo:paragraph-rsid="00266008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554cf" officeooo:paragraph-rsid="00266008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554cf" officeooo:paragraph-rsid="002874f7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0555" officeooo:paragraph-rsid="00290555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a1390" officeooo:paragraph-rsid="002a1390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solid" style:text-underline-type="double" style:text-underline-width="auto" style:text-underline-color="font-color" officeooo:rsid="002a1390" officeooo:paragraph-rsid="002a1390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solid" style:text-underline-type="double" style:text-underline-width="auto" style:text-underline-color="font-color" officeooo:rsid="002b5d37" officeooo:paragraph-rsid="002b5d37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solid" style:text-underline-type="double" style:text-underline-width="auto" style:text-underline-color="font-color" officeooo:rsid="002c08ba" officeooo:paragraph-rsid="002c08ba"/>
    </style:style>
    <style:style style:name="T1" style:family="text">
      <style:text-properties officeooo:rsid="001e6e89"/>
    </style:style>
    <style:style style:name="T2" style:family="text">
      <style:text-properties officeooo:rsid="001e8a89"/>
    </style:style>
    <style:style style:name="T3" style:family="text">
      <style:text-properties officeooo:rsid="001f1eff"/>
    </style:style>
    <style:style style:name="T4" style:family="text">
      <style:text-properties officeooo:rsid="0023ccb5"/>
    </style:style>
    <style:style style:name="T5" style:family="text">
      <style:text-properties fo:color="#2a00ff" style:font-name="Monospace" fo:font-size="10pt" fo:font-style="italic" style:font-size-asian="10pt" style:font-style-asian="italic"/>
    </style:style>
    <style:style style:name="T6" style:family="text">
      <style:text-properties fo:color="#2a00ff" style:font-name="Monospace" fo:font-size="10pt" fo:font-style="italic" officeooo:rsid="002874f7" style:font-size-asian="10pt" style:font-style-asian="italic"/>
    </style:style>
    <style:style style:name="T7" style:family="text">
      <style:text-properties fo:color="#2a00ff" style:font-name="Monospace" fo:font-size="10pt" fo:font-style="italic" style:text-underline-style="solid" style:text-underline-width="auto" style:text-underline-color="font-color" style:font-size-asian="10pt" style:font-style-asian="italic"/>
    </style:style>
    <style:style style:name="T8" style:family="text">
      <style:text-properties fo:color="#008080" style:font-name="Monospace" fo:font-size="10pt" style:font-size-asian="10pt"/>
    </style:style>
    <style:style style:name="T9" style:family="text">
      <style:text-properties fo:color="#3f7f7f" style:font-name="Monospace" fo:font-size="10pt" style:font-size-asian="10pt"/>
    </style:style>
    <style:style style:name="T10" style:family="text">
      <style:text-properties style:font-name="Monospace" fo:font-size="10pt" style:font-size-asian="10pt"/>
    </style:style>
    <style:style style:name="T11" style:family="text">
      <style:text-properties fo:color="#7f007f" style:font-name="Monospace" fo:font-size="10pt" style:font-size-asian="10pt"/>
    </style:style>
    <style:style style:name="T12" style:family="text">
      <style:text-properties fo:color="#2e3436" style:font-name="Monospace" fo:font-size="10pt" style:font-size-asian="10pt"/>
    </style:style>
    <style:style style:name="T13" style:family="text">
      <style:text-properties officeooo:rsid="002a1390"/>
    </style:style>
    <style:style style:name="T14" style:family="text">
      <style:text-properties officeooo:rsid="002ae3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dateblog(b) → searchblog(b.name)</text:p>
      <text:p text:style-name="P1">se retorna um objeto, ele faz um update</text:p>
      <text:p text:style-name="P1"/>
      <text:p text:style-name="P1">só to querendo alterar a descrição</text:p>
      <text:p text:style-name="P1"/>
      <text:p text:style-name="P1"/>
      <text:p text:style-name="P1">se retornar null</text:p>
      <text:p text:style-name="P1">verifico se o id de b e do outro que veio do banco de dados.</text:p>
      <text:p text:style-name="P1">Se for igual altere.</text:p>
      <text:p text:style-name="P1"/>
      <text:p text:style-name="P1">Pois agora verifiquei que não veio nenhum objeto com aquele nome.</text:p>
      <text:p text:style-name="P1">Se tiver o mesmo id, estou tentando alterar o mesmo objeto.</text:p>
      <text:p text:style-name="P1"/>
      <text:p text:style-name="P1"/>
      <text:p text:style-name="P1"/>
      <text:p text:style-name="P2">Se id != id do banco</text:p>
      <text:p text:style-name="P2"/>
      <text:p text:style-name="P2">throw e caminho infeliz.</text:p>
      <text:p text:style-name="P2"/>
      <text:p text:style-name="P3">Esse mesma lógica serve para o add.</text:p>
      <text:p text:style-name="P1"/>
      <text:p text:style-name="P1"/>
      <text:p text:style-name="P1">_________________-</text:p>
      <text:p text:style-name="P1"/>
      <text:p text:style-name="P4">cria o diretorio bms, depois tag blog →<text:span text:style-name="T1"> utiliza</text:span></text:p>
      <text:p text:style-name="P4"/>
      <text:p text:style-name="P4">-----------------<text:span text:style-name="T2">=</text:span></text:p>
      <text:p text:style-name="P4"/>
      <text:p text:style-name="P5">Css só descreve Regras</text:p>
      <text:p text:style-name="P5">estrutura:</text:p>
      <text:p text:style-name="P5"><text:tab/>-Seletor</text:p>
      <text:p text:style-name="P5"><text:tab/>-atributo → valores (um mapa<text:span text:style-name="T3">)</text:span></text:p>
      <text:p text:style-name="P5"/>
      <text:p text:style-name="P5"/>
      <text:p text:style-name="P6">(x)html (descreve dados)</text:p>
      <text:p text:style-name="P6">css (apresentar dados)</text:p>
      <text:p text:style-name="P6">javascript(comportamento)</text:p>
      <text:p text:style-name="P6"/>
      <text:p text:style-name="P7">dart → google tenta desenvolver para substituir o java script</text:p>
      <text:p text:style-name="P7"/>
      <text:p text:style-name="P8">framework existe regras, isso tem impacto no código</text:p>
      <text:p text:style-name="P8">biblioteca e como se fosse uma re-utilização de codigo.</text:p>
      <text:p text:style-name="P8"/>
      <text:p text:style-name="P9">Minification seria o processo de tirar espaço e tudo que for desnessesarios.<text:tab/></text:p>
      <text:p text:style-name="P9"/>
      <text:p text:style-name="P9"/>
      <text:p text:style-name="P12">/bms/lib/jquery.min.js</text:p>
      <text:p text:style-name="P9">/ <text:span text:style-name="T4">é uma caminho absoluto</text:span></text:p>
      <text:p text:style-name="P10">sem barra é relativo</text:p>
      <text:p text:style-name="P10"><text:soft-page-break/></text:p>
      <text:p text:style-name="P11">box model</text:p>
      <text:p text:style-name="P11"/>
      <text:p text:style-name="P11">padding → espaço entra a borda e o elemento</text:p>
      <text:p text:style-name="P13">margen → espaço entre a borda e outro elemento</text:p>
      <text:p text:style-name="P13"/>
      <text:p text:style-name="P13">_________________-</text:p>
      <text:p text:style-name="P13"/>
      <text:p text:style-name="P13"/>
      <text:p text:style-name="P13"><text:span text:style-name="T8">&lt;</text:span><text:span text:style-name="T9">label</text:span><text:span text:style-name="T10"> </text:span><text:span text:style-name="T11">class</text:span><text:span text:style-name="T12">=</text:span><text:span text:style-name="T5">"col-sm-2 control-label"</text:span><text:span text:style-name="T8">&gt;</text:span><text:span text:style-name="T12">Name</text:span><text:span text:style-name="T8">&lt;/</text:span><text:span text:style-name="T9">label</text:span><text:span text:style-name="T8">&gt;</text:span></text:p>
      <text:p text:style-name="P15"><text:span text:style-name="T12"><text:tab/><text:tab/></text:span><text:span text:style-name="T8">&lt;</text:span><text:span text:style-name="T9">div</text:span><text:span text:style-name="T10"> </text:span><text:span text:style-name="T11">class</text:span><text:span text:style-name="T12">=</text:span><text:span text:style-name="T5">"col-sm-10"</text:span><text:span text:style-name="T8">&gt;</text:span></text:p>
      <text:p text:style-name="P13"/>
      <text:p text:style-name="P13"/>
      <text:p text:style-name="P14">o bootstrap divide em 12 colunas a tela</text:p>
      <text:p text:style-name="P14">então aqui no caso o label ocupa 2 e o div ocupa 10</text:p>
      <text:p text:style-name="P16"><text:span text:style-name="T5">"col-sm-10" </text:span></text:p>
      <text:p text:style-name="P16"/>
      <text:p text:style-name="P16"/>
      <text:p text:style-name="P16"><text:span text:style-name="T8">&lt;</text:span><text:span text:style-name="T9">div</text:span><text:span text:style-name="T10"> </text:span><text:span text:style-name="T11">class</text:span><text:span text:style-name="T12">=</text:span><text:span text:style-name="T5">"col-sm-offset-2 col-sm-10"</text:span><text:span text:style-name="T8">&gt;</text:span></text:p>
      <text:p text:style-name="P17"><text:span text:style-name="T5">offset-2 </text:span><text:span text:style-name="T6">coemçar apartir da 3 coluna e ir até a 10, isso quer dizer que ele vai pular as 2 primeiras<text:tab/></text:span></text:p>
      <text:p text:style-name="P17"/>
      <text:p text:style-name="P17"/>
      <text:p text:style-name="P17"><text:span text:style-name="T11">class</text:span><text:span text:style-name="T12">=</text:span><text:span text:style-name="T5">"btn btn-default"</text:span></text:p>
      <text:p text:style-name="P17"/>
      <text:p text:style-name="P18">poder ter mais de uma classe separada por espaço<text:tab/></text:p>
      <text:p text:style-name="P18"/>
      <text:p text:style-name="P18"/>
      <text:p text:style-name="P19">passagem de parametros <text:span text:style-name="T14">um codigo html</text:span></text:p>
      <text:p text:style-name="P19"/>
      <text:p text:style-name="P19"><text:span text:style-name="T8">&lt;</text:span><text:span text:style-name="T9">f:facet</text:span><text:span text:style-name="T10"> </text:span></text:p>
      <text:p text:style-name="P20"/>
      <text:p text:style-name="P20"/>
      <text:p text:style-name="P20"><text:span text:style-name="T11">rendered</text:span><text:span text:style-name="T12">=</text:span><text:span text:style-name="T5">"</text:span><text:span text:style-name="T7">#{searchBlog.result.isEmpty() == false}</text:span><text:span text:style-name="T5">"</text:span></text:p>
      <text:p text:style-name="P20"/>
      <text:p text:style-name="P20"/>
      <text:p text:style-name="P21">pode ser true ou false</text:p>
      <text:p text:style-name="P21"/>
      <text:p text:style-name="P22">se o resultado não tiver nada, ele não mostra a tabe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10:41:39.791349966</meta:creation-date>
    <dc:date>2014-05-30T12:08:45.088133916</dc:date>
    <meta:editing-duration>PT2H58M25S</meta:editing-duration>
    <meta:editing-cycles>23</meta:editing-cycles>
    <meta:generator>LibreOffice/4.2.4.2$Linux_X86_64 LibreOffice_project/420m0$Build-2</meta:generator>
    <meta:document-statistic meta:table-count="0" meta:image-count="0" meta:object-count="0" meta:page-count="2" meta:paragraph-count="46" meta:word-count="266" meta:character-count="1618" meta:non-whitespace-character-count="1390"/>
  </office:meta>
</office:document-meta>
</file>